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3.30. SOL·LICITUD</text:p>
      <text:p text:style-name="Standard"/>
      <text:p text:style-name="Standard">Document amb el qual una persona adreça una sol·licitud sobre una matèria reglada a un organisme competent.</text:p>
      <text:p text:style-name="Standard"/>
      <text:p text:style-name="Standard">Dades de la persona sol·licitant  Mireia Seguí Torra</text:p>
      <text:p text:style-name="Standard">        Domicili: av. Central, 55, 7è 1a, Maó</text:p>
      <text:p text:style-name="Standard">        DNI núm. 12681</text:p>
      <text:p text:style-name="Standard">        Telèfon: 84 23 23</text:p>
      <text:p text:style-name="Standard"/>
      <text:p text:style-name="Standard">Exposició de motius  </text:p>
      <text:p text:style-name="Standard"/>
      <text:p text:style-name="Standard">Sóc llicenciada en Dret per la Universitat de les Illes Balears i treball des de fa tres anys al despatx d’advocats Planchard i Fonoll.</text:p>
      <text:p text:style-name="Standard"/>
      <text:p text:style-name="Standard">M’he assabentat, per l’Ordre de data 17 de setembre, publicada en el BOIB núm. 39/2005, que s’ofereix una plaça d’advocat/ada per a l’Administració general.</text:p>
      <text:p text:style-name="Standard"/>
      <text:p text:style-name="Standard">Compleixo tots els requisits que s’hi demanen i aport la documentació corresponent.</text:p>
      <text:p text:style-name="Standard"/>
      <text:p text:style-name="Standard">Exposició de la sol·licitud  </text:p>
      <text:p text:style-name="Standard">Que sigui admesa aquesta sol·licitud per ocupar la plaça d’advocada esmentada.</text:p>
      <text:p text:style-name="Standard"/>
      <text:p text:style-name="Standard">Datació  Maó, 25 de setembre de 2006</text:p>
      <text:p text:style-name="Standard"/>
      <text:p text:style-name="Standard">Signatura  [rúbrica]</text:p>
      <text:p text:style-name="Standard"/>
      <text:p text:style-name="Standard">Organisme al qual s’adreça  Departament de Recursos Humans, Ajuntament de Ma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9:22.296726122</meta:creation-date>
    <dc:date>2025-11-17T16:29:46.190602002</dc:date>
    <meta:editing-duration>PT24S</meta:editing-duration>
    <meta:editing-cycles>1</meta:editing-cycles>
    <meta:document-statistic meta:table-count="0" meta:image-count="0" meta:object-count="0" meta:page-count="1" meta:paragraph-count="15" meta:word-count="139" meta:character-count="904" meta:non-whitespace-character-count="748"/>
    <meta:generator>LibreOffice/24.2.7.2$Linux_X86_64 LibreOffice_project/420$Build-2</meta:generator>
  </office:meta>
</office:document-meta>
</file>